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f5fde" officeooo:paragraph-rsid="000f5fde"/>
    </style:style>
    <style:style style:name="P2" style:family="paragraph" style:parent-style-name="Standard">
      <style:text-properties officeooo:rsid="002a8fb0" officeooo:paragraph-rsid="002a8fb0"/>
    </style:style>
    <style:style style:name="P3" style:family="paragraph" style:parent-style-name="Standard">
      <style:text-properties officeooo:rsid="002b6094" officeooo:paragraph-rsid="002b6094"/>
    </style:style>
    <style:style style:name="P4" style:family="paragraph" style:parent-style-name="Standard">
      <style:text-properties fo:font-weight="bold" officeooo:rsid="002d1833" officeooo:paragraph-rsid="002d1833" style:font-weight-asian="bold" style:font-weight-complex="bold"/>
    </style:style>
    <style:style style:name="P5" style:family="paragraph" style:parent-style-name="Standard">
      <style:text-properties fo:font-weight="bold" officeooo:rsid="002dea3f" officeooo:paragraph-rsid="002dea3f" style:font-weight-asian="bold" style:font-weight-complex="bold"/>
    </style:style>
    <style:style style:name="P6" style:family="paragraph" style:parent-style-name="Standard">
      <style:text-properties fo:font-weight="bold" officeooo:rsid="002f44d8" officeooo:paragraph-rsid="002f44d8" style:font-weight-asian="bold" style:font-weight-complex="bold"/>
    </style:style>
    <style:style style:name="P7" style:family="paragraph" style:parent-style-name="Standard">
      <style:text-properties fo:font-weight="bold" officeooo:rsid="0032a8dc" officeooo:paragraph-rsid="003969e5" style:font-weight-asian="bold" style:font-weight-complex="bold"/>
    </style:style>
    <style:style style:name="P8" style:family="paragraph" style:parent-style-name="Standard">
      <style:text-properties officeooo:rsid="002dea3f" officeooo:paragraph-rsid="002dea3f"/>
    </style:style>
    <style:style style:name="P9" style:family="paragraph" style:parent-style-name="Standard">
      <style:text-properties officeooo:rsid="002e44aa" officeooo:paragraph-rsid="002e44aa"/>
    </style:style>
    <style:style style:name="P10" style:family="paragraph" style:parent-style-name="Standard">
      <style:text-properties officeooo:rsid="002f44d8" officeooo:paragraph-rsid="002f44d8"/>
    </style:style>
    <style:style style:name="P11" style:family="paragraph" style:parent-style-name="Standard">
      <style:text-properties officeooo:rsid="002f44d8" officeooo:paragraph-rsid="003969e5"/>
    </style:style>
    <style:style style:name="P12" style:family="paragraph" style:parent-style-name="Standard">
      <style:text-properties officeooo:rsid="00321665" officeooo:paragraph-rsid="00321665"/>
    </style:style>
    <style:style style:name="P13" style:family="paragraph" style:parent-style-name="Standard">
      <style:text-properties officeooo:rsid="0032a8dc" officeooo:paragraph-rsid="0032a8dc"/>
    </style:style>
    <style:style style:name="P14" style:family="paragraph" style:parent-style-name="Standard">
      <style:text-properties officeooo:rsid="0032a8dc" officeooo:paragraph-rsid="003969e5"/>
    </style:style>
    <style:style style:name="P15" style:family="paragraph" style:parent-style-name="Standard">
      <style:text-properties officeooo:rsid="00339a25" officeooo:paragraph-rsid="00339a25"/>
    </style:style>
    <style:style style:name="P16" style:family="paragraph" style:parent-style-name="Standard">
      <style:text-properties officeooo:rsid="00339a25" officeooo:paragraph-rsid="003969e5"/>
    </style:style>
    <style:style style:name="P17" style:family="paragraph" style:parent-style-name="Standard">
      <style:text-properties officeooo:rsid="00168598" officeooo:paragraph-rsid="000f5fde"/>
    </style:style>
    <style:style style:name="P18" style:family="paragraph" style:parent-style-name="Standard">
      <style:paragraph-properties fo:break-before="page"/>
      <style:text-properties officeooo:rsid="00168598" officeooo:paragraph-rsid="000f5fde"/>
    </style:style>
    <style:style style:name="P19" style:family="paragraph" style:parent-style-name="Standard">
      <style:text-properties officeooo:rsid="003bca05" officeooo:paragraph-rsid="003bca05"/>
    </style:style>
    <style:style style:name="P20" style:family="paragraph" style:parent-style-name="Standard">
      <style:text-properties officeooo:rsid="003d8438" officeooo:paragraph-rsid="003d8438"/>
    </style:style>
    <style:style style:name="P21" style:family="paragraph" style:parent-style-name="Standard">
      <style:text-properties officeooo:rsid="00406217" officeooo:paragraph-rsid="00406217"/>
    </style:style>
    <style:style style:name="P22" style:family="paragraph" style:parent-style-name="Standard">
      <style:text-properties officeooo:rsid="0043facc" officeooo:paragraph-rsid="0043facc"/>
    </style:style>
    <style:style style:name="P23" style:family="paragraph" style:parent-style-name="Standard">
      <style:text-properties officeooo:rsid="0045881b" officeooo:paragraph-rsid="0045881b"/>
    </style:style>
    <style:style style:name="P24" style:family="paragraph" style:parent-style-name="Standard">
      <style:text-properties officeooo:rsid="0046a253" officeooo:paragraph-rsid="0046a253"/>
    </style:style>
    <style:style style:name="P25" style:family="paragraph" style:parent-style-name="Standard">
      <style:text-properties officeooo:rsid="004a192e" officeooo:paragraph-rsid="004a192e"/>
    </style:style>
    <style:style style:name="P26" style:family="paragraph" style:parent-style-name="Standard">
      <style:text-properties officeooo:rsid="0050a865" officeooo:paragraph-rsid="0050a865"/>
    </style:style>
    <style:style style:name="P27" style:family="paragraph" style:parent-style-name="Standard">
      <style:paragraph-properties fo:break-before="page"/>
      <style:text-properties officeooo:rsid="00527ad2" officeooo:paragraph-rsid="00527ad2"/>
    </style:style>
    <style:style style:name="P28" style:family="paragraph" style:parent-style-name="Standard">
      <style:text-properties officeooo:rsid="00527ad2" officeooo:paragraph-rsid="00527ad2"/>
    </style:style>
    <style:style style:name="P29" style:family="paragraph" style:parent-style-name="Standard">
      <style:text-properties officeooo:rsid="00545880" officeooo:paragraph-rsid="00545880"/>
    </style:style>
    <style:style style:name="P30" style:family="paragraph" style:parent-style-name="Standard">
      <style:text-properties officeooo:rsid="0059e650" officeooo:paragraph-rsid="0059e650"/>
    </style:style>
    <style:style style:name="P31" style:family="paragraph" style:parent-style-name="Standard">
      <style:text-properties officeooo:rsid="005f1678" officeooo:paragraph-rsid="005f1678"/>
    </style:style>
    <style:style style:name="T1" style:family="text">
      <style:text-properties officeooo:rsid="002f9a22"/>
    </style:style>
    <style:style style:name="T2" style:family="text">
      <style:text-properties officeooo:rsid="003d8438"/>
    </style:style>
    <style:style style:name="T3" style:family="text">
      <style:text-properties officeooo:rsid="003f5a23"/>
    </style:style>
    <style:style style:name="T4" style:family="text">
      <style:text-properties officeooo:rsid="00407568"/>
    </style:style>
    <style:style style:name="T5" style:family="text">
      <style:text-properties officeooo:rsid="0042549f"/>
    </style:style>
    <style:style style:name="T6" style:family="text">
      <style:text-properties officeooo:rsid="004359ce"/>
    </style:style>
    <style:style style:name="T7" style:family="text">
      <style:text-properties officeooo:rsid="0044ad3d"/>
    </style:style>
    <style:style style:name="T8" style:family="text">
      <style:text-properties officeooo:rsid="0045aae2"/>
    </style:style>
    <style:style style:name="T9" style:family="text">
      <style:text-properties officeooo:rsid="0046e12b"/>
    </style:style>
    <style:style style:name="T10" style:family="text">
      <style:text-properties officeooo:rsid="0048d5b4"/>
    </style:style>
    <style:style style:name="T11" style:family="text">
      <style:text-properties officeooo:rsid="004c8142"/>
    </style:style>
    <style:style style:name="T12" style:family="text">
      <style:text-properties officeooo:rsid="004d7243"/>
    </style:style>
    <style:style style:name="T13" style:family="text">
      <style:text-properties officeooo:rsid="004f23a0"/>
    </style:style>
    <style:style style:name="T14" style:family="text">
      <style:text-properties officeooo:rsid="00500bb9"/>
    </style:style>
    <style:style style:name="T15" style:family="text">
      <style:text-properties officeooo:rsid="0055a2c7"/>
    </style:style>
    <style:style style:name="T16" style:family="text">
      <style:text-properties officeooo:rsid="00566a93"/>
    </style:style>
    <style:style style:name="T17" style:family="text">
      <style:text-properties officeooo:rsid="0056e17f"/>
    </style:style>
    <style:style style:name="T18" style:family="text">
      <style:text-properties officeooo:rsid="005881ec"/>
    </style:style>
    <style:style style:name="T19" style:family="text">
      <style:text-properties officeooo:rsid="005c08d3"/>
    </style:style>
    <style:style style:name="T20" style:family="text">
      <style:text-properties officeooo:rsid="005dcf40"/>
    </style:style>
    <style:style style:name="T21" style:family="text">
      <style:text-properties officeooo:rsid="0060f1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eader / Package information</text:p>
      <text:p text:style-name="P2"/>
      <text:p text:style-name="P2">Vorwort: Target audience</text:p>
      <text:p text:style-name="P2"/>
      <text:p text:style-name="P2">Inhaltsverzeichnis</text:p>
      <text:p text:style-name="P1"/>
      <text:p text:style-name="P2">Zusammenfassung</text:p>
      <text:p text:style-name="P1"/>
      <text:p text:style-name="P5">Header / Package information</text:p>
      <text:p text:style-name="P8"/>
      <text:p text:style-name="P8">Skript über die angewandte Informatik in der Industrie.</text:p>
      <text:p text:style-name="P1"/>
      <text:p text:style-name="P4">Target audience</text:p>
      <text:p text:style-name="P1"/>
      <text:p text:style-name="P9">This script is targeted towards people interested in industry, and computer programming. It takes a practical approach at what a program is, how it works, and how to apply it.</text:p>
      <text:p text:style-name="P9"/>
      <text:p text:style-name="P6">Inhaltsverzeichnis</text:p>
      <text:p text:style-name="P10"/>
      <text:p text:style-name="P12">Intro: Hardware</text:p>
      <text:p text:style-name="P12">The connection between hardware and software</text:p>
      <text:p text:style-name="P12">Basic programs on an IC</text:p>
      <text:p text:style-name="P12">Addressing sensors</text:p>
      <text:p text:style-name="P12"/>
      <text:p text:style-name="P13">Databases and reliability</text:p>
      <text:p text:style-name="P13">Functions and accesses</text:p>
      <text:p text:style-name="P15">Machining and electricity</text:p>
      <text:p text:style-name="P10"/>
      <text:p text:style-name="P6">Zusammenfassung</text:p>
      <text:p text:style-name="P10"/>
      <text:p text:style-name="P10">We have looked at basic programming language, namely C.</text:p>
      <text:p text:style-name="P10">We have identified its strengths and shortcomings.</text:p>
      <text:p text:style-name="P10">We have gathered an understanding of basic data structures.</text:p>
      <text:p text:style-name="P10">We have seen algorithms that are useful in various situations.</text:p>
      <text:p text:style-name="P10">We have a solid understanding of the hardware and its <text:span text:style-name="T1">capacity.</text:span></text:p>
      <text:p text:style-name="P10"/>
      <text:p text:style-name="P17"/>
      <text:p text:style-name="P18">…</text:p>
      <text:p text:style-name="P17"/>
      <text:p text:style-name="P7">Databases and reliability</text:p>
      <text:p text:style-name="P14"/>
      <text:p text:style-name="P19">The basic unit of information on a computer is the „Bit“.</text:p>
      <text:p text:style-name="P19">It represents a value of 0 or 1.</text:p>
      <text:p text:style-name="P19">We call that exactly „<text:span text:style-name="T2">one</text:span> bit of information“.</text:p>
      <text:p text:style-name="P20">If you have two bits of information, you can represent the four possible values 00, 01, 10, or 11. If you have three bits of information, you can represent these eight values:</text:p>
      <text:p text:style-name="P20">000, 001, 010, 011, 100, 101, 110, 111.</text:p>
      <text:p text:style-name="P20"/>
      <text:p text:style-name="P20">You can see, that with more bits of information, the number of possible combinations increases very rapidly. <text:span text:style-name="T3">We call that an exponential growth, or a „combinatorial explosion“.</text:span></text:p>
      <text:p text:style-name="P21">If we have 64 bits of memory, we can represent ~16x10^18 possible states. <text:span text:style-name="T4">We enumerate them by </text:span><text:span text:style-name="T6">0, </text:span><text:span text:style-name="T4">1, 2, </text:span><text:span text:style-name="T5">3, </text:span><text:span text:style-name="T4">… .</text:span></text:p>
      <text:p text:style-name="P22">In this way, we can store numbers <text:span text:style-name="T7">in an array of bits.</text:span></text:p>
      <text:p text:style-name="P23">We call <text:span text:style-name="T8">this the „integer coding scheme“.</text:span></text:p>
      <text:p text:style-name="P23"/>
      <text:p text:style-name="P24">Besides integers, we can also store characters. This works by taking an array of typically 32 bits. We store an integer in these bits. Then, we assign a „character“ to each integer. <text:span text:style-name="T9">So that means, that for example, 97 means „a“, 98 means „b“, and so on. </text:span><text:span text:style-name="T10">In this way, an array of bits can stand for a character. We call this the „character encoding“, or „unicode scheme“.</text:span></text:p>
      <text:p text:style-name="P22"/>
      <text:p text:style-name="P25">These are three of the four fundamental data structures that we can represent on a computer <text:span text:style-name="T11">(the fourth being „</text:span><text:span text:style-name="T12">real“ numbers</text:span><text:span text:style-name="T11">)</text:span>. We can store the<text:span text:style-name="T13">m</text:span> in a database for later use <text:span text:style-name="T14">or transmission.</text:span></text:p>
      <text:p text:style-name="P14"/>
      <text:p text:style-name="P26">In this chapter, we are going to discuss how data storage works, because it is one of the fundamental features that every machine must have. So pay attention, because it will be a recurring thing.</text:p>
      <text:p text:style-name="P26"/>
      <text:p text:style-name="P27">A computer program stores data in a database by writing it into a file. A file is a separate location on the disk. The disk is the container for all the data, that keeps it safe.</text:p>
      <text:p text:style-name="P28"/>
      <text:p text:style-name="P29">The disk, on modern devices, is <text:span text:style-name="T16">often</text:span> an integrated part of the chip. <text:span text:style-name="T15">The chip, upon closer inspection, reveals a few hardware details. One of them is the CPU, one is the power supply, and one is the RAM. Many chips also have </text:span><text:span text:style-name="T17">either a fixed storage unit or an adapter to attach one. On many ICs, you can insert an SD card to install a disk on the chip. </text:span><text:span text:style-name="T18">The SD card keeps the data safe, and we can access it later.</text:span></text:p>
      <text:p text:style-name="P29"/>
      <text:p text:style-name="P30">Programmatically, if you want to access the data on the disk, then you must make your program call the „read“ function on your chip. The „read“ function reads the data on the disk and makes it available to the program. On the other hand, if you wish to save some data, your program must call the „write“ function to store the data on the disk. <text:span text:style-name="T19">The written data can later be read again </text:span><text:span text:style-name="T20">into your program.</text:span></text:p>
      <text:p text:style-name="P30"/>
      <text:p text:style-name="P31">Both the „read“ and „write“ functions take an extra argument to specify which part of the disk you want to read. Typically, this extra argument is implemented in the scheme of a „file system“. In this case, the location specifier is a human-readable word. It has the advantage of being more friendly to the programmer. <text:span text:style-name="T21">It is internally translated into a numerical scheme.</text:span></text:p>
      <text:p text:style-name="P31"/>
      <text:p text:style-name="P26"/>
      <text:p text:style-name="P26"/>
      <text:p text:style-name="P14"/>
      <text:p text:style-name="P14">Functions and accesses</text:p>
      <text:p text:style-name="P16"/>
      <text:p text:style-name="P16">Machining and electricity</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4.001cm" fo:margin-left="5.001cm" fo:margin-right="5.0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7:24:57.193515715</meta:creation-date>
    <meta:generator>LibreOffice/7.4.7.2$Linux_X86_64 LibreOffice_project/40$Build-2</meta:generator>
    <dc:date>2023-11-20T03:13:29.205562244</dc:date>
    <meta:editing-duration>PT40M12S</meta:editing-duration>
    <meta:editing-cycles>76</meta:editing-cycles>
    <meta:document-statistic meta:table-count="0" meta:image-count="0" meta:object-count="0" meta:page-count="3" meta:paragraph-count="42" meta:word-count="665" meta:character-count="3775" meta:non-whitespace-character-count="3152"/>
  </office:meta>
</office:document-meta>
</file>